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Batang" svg:font-family="Batang, 바탕"/>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Arial2" svg:font-family="Arial" style:font-family-generic="swiss"/>
    <style:font-face style:name="SimSun1" svg:font-family="SimSun, 宋体"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font-size="22pt" fo:font-weight="bold" style:font-size-asian="22pt" style:font-weight-asian="bold" style:font-size-complex="22pt" style:font-weight-complex="bold"/>
    </style:style>
    <style:style style:name="P8" style:family="paragraph" style:parent-style-name="Standard">
      <style:paragraph-properties fo:text-align="justify" style:justify-single-word="false"/>
      <style:text-properties fo:language="none" fo:country="none" fo:font-weight="bold" style:language-asian="none" style:country-asian="none" style:font-weight-asian="bold" style:font-weight-complex="bold"/>
    </style:style>
    <style:style style:name="P9" style:family="paragraph" style:parent-style-name="Standard">
      <style:paragraph-properties fo:text-align="center" style:justify-single-word="false"/>
      <style:text-properties fo:language="none" fo:country="none" fo:font-weight="bold" style:language-asian="none" style:country-asian="none" style:font-weight-asian="bold" style:font-weight-complex="bold"/>
    </style:style>
    <style:style style:name="P10" style:family="paragraph" style:parent-style-name="Standard">
      <style:paragraph-properties fo:text-align="justify" style:justify-single-word="false"/>
      <style:text-properties style:font-name="Times New Roman1" fo:font-weight="bold" style:font-weight-asian="bold" style:font-weight-complex="bold"/>
    </style:style>
    <style:style style:name="P11" style:family="paragraph" style:parent-style-name="Standard">
      <style:paragraph-properties fo:margin-left="0.5in" fo:margin-right="0in" fo:text-align="justify" style:justify-single-word="false" fo:text-indent="0in" style:auto-text-indent="false"/>
      <style:text-properties fo:font-size="18pt" fo:font-weight="bold" style:font-size-asian="18pt" style:font-weight-asian="bold" style:font-size-complex="18pt" style:font-weight-complex="bold"/>
    </style:style>
    <style:style style:name="P12"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Text_20_body" style:list-style-name="L4">
      <style:paragraph-properties fo:text-align="start" style:justify-single-word="false"/>
      <style:text-properties fo:font-weight="normal" style:font-weight-asian="normal" style:font-weight-complex="normal"/>
    </style:style>
    <style:style style:name="P15" style:family="paragraph" style:parent-style-name="Text_20_body" style:list-style-name="L4">
      <style:paragraph-properties fo:margin-top="0in" fo:margin-bottom="0in" fo:text-align="start" style:justify-single-word="false" fo:padding="0.0193in" fo:border="0.0008in solid #d9d9e3"/>
    </style:style>
    <style:style style:name="P16" style:family="paragraph" style:parent-style-name="Text_20_body" style:list-style-name="L4">
      <style:paragraph-properties fo:text-align="start" style:justify-single-word="false" fo:padding="0.0193in" fo:border="0.0008in solid #d9d9e3"/>
    </style:style>
    <style:style style:name="P17" style:family="paragraph" style:parent-style-name="Text_20_body">
      <style:paragraph-properties fo:padding="0.0193in" fo:border="0.0008in solid #d9d9e3"/>
      <style:text-properties fo:font-weight="normal" style:font-weight-asian="normal" style:font-weight-complex="normal"/>
    </style:style>
    <style:style style:name="P18" style:family="paragraph" style:parent-style-name="Text_20_body">
      <style:paragraph-properties fo:padding="0.0193in" fo:border="0.0008in solid #d9d9e3"/>
      <style:text-properties style:font-name="Times New Roman1" fo:font-weight="bold" style:font-weight-asian="bold" style:font-weight-complex="bold"/>
    </style:style>
    <style:style style:name="P19" style:family="paragraph" style:parent-style-name="Footer">
      <style:paragraph-properties fo:text-align="center" style:justify-single-word="false"/>
    </style:style>
    <style:style style:name="P20" style:family="paragraph" style:parent-style-name="Header">
      <style:paragraph-properties fo:text-align="center" style:justify-single-word="false"/>
      <style:text-properties style:font-name="Monotype Corsiva" fo:font-size="24pt" style:font-size-asian="24pt" style:font-name-complex="Monotype Corsiva" style:font-size-complex="24pt"/>
    </style:style>
    <style:style style:name="P21" style:family="paragraph">
      <style:paragraph-properties fo:text-align="center" style:writing-mode="lr-tb"/>
    </style:style>
    <style:style style:name="T1" style:family="text">
      <style:text-properties fo:font-weight="bold" style:font-weight-asian="bold" style:font-weight-complex="bold"/>
    </style:style>
    <style:style style:name="T2"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3" style:family="text">
      <style:text-properties fo:font-size="18pt" fo:font-weight="bold" style:font-size-asian="18pt" style:font-weight-asian="bold" style:font-size-complex="18pt" style:font-weight-complex="bold"/>
    </style:style>
    <style:style style:name="T4" style:family="text">
      <style:text-properties style:text-position="super 58%" fo:font-size="18pt" fo:font-weight="bold" style:font-size-asian="18pt" style:font-weight-asian="bold" style:font-size-complex="18pt" style:font-weight-complex="bold"/>
    </style:style>
    <style:style style:name="T5" style:family="text">
      <style:text-properties fo:font-variant="normal" fo:text-transform="none" fo:color="#374151" style:font-name="S hne" fo:font-size="12pt" fo:letter-spacing="normal" fo:font-style="normal" fo:font-weight="bold" style:font-weight-asian="bold" style:font-weight-complex="bold"/>
    </style:style>
    <style:style style:name="T6" style:family="text">
      <style:text-properties fo:font-variant="normal" fo:text-transform="none" fo:color="#374151" style:font-name="S hne" fo:font-size="12pt" fo:letter-spacing="normal" fo:font-style="normal" fo:font-weight="normal"/>
    </style:style>
    <style:style style:name="T7" style:family="text">
      <style:text-properties fo:font-variant="normal" fo:text-transform="none" fo:color="#374151" style:font-name="S hne" fo:font-size="12pt" fo:letter-spacing="normal" fo:font-style="normal" fo:font-weight="normal" style:font-weight-asian="bold" style:font-weight-complex="bold"/>
    </style:style>
    <style:style style:name="T8" style:family="text">
      <style:text-properties fo:font-variant="normal" fo:text-transform="none" fo:color="#374151" style:font-name="S hne" fo:font-size="12pt" fo:letter-spacing="normal" fo:font-style="normal" fo:font-weight="normal" style:font-weight-asian="normal" style:font-weight-complex="normal"/>
    </style:style>
    <style:style style:name="T9" style:family="text">
      <style:text-properties fo:font-variant="normal" fo:text-transform="none" fo:color="#374151" style:font-name="Times New Roman1" fo:font-size="12pt" fo:letter-spacing="normal" fo:font-style="normal"/>
    </style:style>
    <style:style style:name="T10" style:family="text">
      <style:text-properties fo:font-variant="normal" fo:text-transform="none" fo:color="#374151" style:font-name="Times New Roman1" fo:font-size="12pt" fo:letter-spacing="normal" fo:font-style="normal" fo:font-weight="normal"/>
    </style:style>
    <style:style style:name="T11" style:family="text">
      <style:text-properties fo:font-variant="normal" fo:text-transform="none" fo:color="#374151" style:font-name="Times New Roman1" fo:font-size="12pt" fo:letter-spacing="normal" fo:font-style="normal" fo:font-weight="normal" style:font-weight-asian="normal" style:font-weight-complex="normal"/>
    </style:style>
    <style:style style:name="T12" style:family="text">
      <style:text-properties fo:font-variant="normal" fo:text-transform="none" fo:color="#374151" style:font-name="Times New Roman1" fo:font-size="12pt" fo:letter-spacing="normal" fo:font-style="normal" fo:font-weight="normal" style:font-weight-asian="bold" style:font-weight-complex="bold"/>
    </style:style>
    <style:style style:name="T13" style:family="text">
      <style:text-properties fo:font-variant="normal" fo:text-transform="none" fo:color="#374151" style:font-name="Times New Roman1" fo:font-size="12pt" fo:letter-spacing="normal" fo:font-style="normal"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style:font-name="Times New Roman1"/>
    </style:style>
    <style:style style:name="T16" style:family="text">
      <style:text-properties style:font-name="Times New Roman1" fo:font-weight="bold" style:font-weight-asian="bold"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solid" svg:stroke-width="0.0102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3"/>
      <text:p text:style-name="P3"/>
      <text:p text:style-name="P5">Lab Exercise 1</text:p>
      <text:p text:style-name="P3"/>
      <text:p text:style-name="P3"/>
      <text:p text:style-name="P6"><text:span text:style-name="T3">All the students of B Tech 3</text:span><text:span text:style-name="T4">rd</text:span><text:span text:style-name="T3"> year (CSE) are informed that, a mini project need to be developed for the course of Software Engineering Lab (18B17CI672). The progress of the project will be evaluated in both the lab. This Synopsis need to be complete in the assigned lab.</text:span></text:p>
      <text:p text:style-name="P11"/>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1"><text:span text:style-name="T1">SYNOPSIS OF THE B.Tech. (CSE) III Year PROJECT for SE and APL-III</text:span></text:p>
      <text:p text:style-name="P4"/>
      <text:p text:style-name="P6"><text:span text:style-name="T1">Tentative Title of Project: </text:span><text:span text:style-name="Strong_20_Emphasis">Task Manager Application</text:span><text:span text:style-name="T1"> </text:span></text:p>
      <text:p text:style-name="P8"><draw:line text:anchor-type="char" draw:z-index="0" draw:style-name="gr1" draw:text-style-name="P21" svg:x1="0in" svg:y1="0.111in" svg:x2="6.1252in" svg:y2="0.111in"><text:p/></draw:line></text:p>
      <text:p text:style-name="P4">Team Details:</text:p>
      <text:p text:style-name="P4"/>
      <text:p text:style-name="P6"><text:span text:style-name="T1">Team No.: 1</text:span></text:p>
      <text:p text:style-name="P4"/>
      <text:p text:style-name="P6"><text:span text:style-name="T1">Name:<text:tab/>kartik sharma <text:tab/><text:tab/> <text:s text:c="31"/>Er. No.: 211b160</text:span></text:p>
      <text:p text:style-name="P4">Email: 211b160@juetguna.in</text:p>
      <text:p text:style-name="P6"><text:span text:style-name="T1">Ph. Number: <text:s text:c="59"/><text:tab/><text:tab/><text:tab/>Signatures</text:span></text:p>
      <text:p text:style-name="P4"/>
      <text:p text:style-name="P6"><text:span text:style-name="T1">Name:<text:tab/><text:tab/><text:tab/><text:tab/><text:tab/> <text:s text:c="7"/>Er. No.: </text:span></text:p>
      <text:p text:style-name="P6"><text:span text:style-name="T1">Email:<text:tab/><text:tab/></text:span></text:p>
      <text:p text:style-name="P6"><text:span text:style-name="T1">Ph. Number:<text:tab/><text:tab/><text:tab/> <text:s text:c="59"/>Signatures<text:tab/><text:tab/><text:tab/> <text:s text:c="72"/></text:span></text:p>
      <text:p text:style-name="P6"><text:span text:style-name="T1">Name:<text:tab/><text:tab/><text:tab/><text:tab/><text:tab/> <text:s text:c="7"/>Er. No.: </text:span></text:p>
      <text:p text:style-name="P4">Email:<text:tab/><text:tab/></text:p>
      <text:p text:style-name="P6"><text:span text:style-name="T1">Ph. Number:<text:tab/><text:tab/><text:tab/> <text:s text:c="59"/>Signatures</text:span></text:p>
      <text:p text:style-name="P4"/>
      <text:p text:style-name="P6"><text:span text:style-name="T1">Name:<text:tab/><text:tab/><text:tab/><text:tab/><text:tab/> <text:s text:c="7"/>Er. No.: </text:span></text:p>
      <text:p text:style-name="P4">Email:<text:tab/><text:tab/></text:p>
      <text:p text:style-name="P6"><text:span text:style-name="T1">Ph. Number:<text:tab/><text:tab/><text:tab/> <text:s text:c="59"/>Signatures</text:span></text:p>
      <text:p text:style-name="P4"/>
      <text:p text:style-name="P8"><draw:line text:anchor-type="char" draw:z-index="1" draw:style-name="gr1" draw:text-style-name="P21" svg:x1="0in" svg:y1="0.061in" svg:x2="6.1252in" svg:y2="0.061in"><text:p/></draw:line></text:p>
      <text:p text:style-name="P6"><text:span text:style-name="T1">Problem Formulation:</text:span><text:span text:style-name="T13">Organizations and individuals often grapple with the challenge of effective task management, resulting in inefficiencies, missed deadlines, and reduced productivity. The absence of a streamlined system for organizing, tracking, and collaborating on tasks creates an environment where critical assignments may fall through the cracks, leading to potential setbacks. The existing problems that this project seeks to address can be articulated as follows:</text:span><text:span text:style-name="T16"> </text:span></text:p>
      <text:p text:style-name="P6"><text:span text:style-name="T1">Key words-</text:span><text:span text:style-name="T13">Productivity,</text:span><text:span text:style-name="T16"> Project Management</text:span></text:p>
      <text:p text:style-name="P18">Workflow Optimization</text:p>
      <text:p text:style-name="P6"/>
      <text:p text:style-name="P6"><text:span text:style-name="T1">Objectives/Aim</text:span><text:span text:style-name="T14">-</text:span><text:span text:style-name="T13">project is to develop a robust and user-friendly software solution that addresses the inefficiencies associated with task management. </text:span><text:span text:style-name="T16"><text:tab/></text:span><text:span text:style-name="T1"> </text:span></text:p>
      <text:p text:style-name="P6"><text:span text:style-name="T1">Description (not more than 100 words)- </text:span><text:span text:style-name="T13">The Task Manager Application is a software engineering project designed to streamline and enhance task management within small to medium-sized teams or individual users. The aim of the project is to develop a user-friendly and efficient application that facilitates effective task organization, collaboration, and tracking.</text:span><text:span text:style-name="T16"> </text:span></text:p>
      <text:p text:style-name="P10"/>
      <text:p text:style-name="P4"/>
      <text:p text:style-name="P4"/>
      <text:p text:style-name="P4"><text:soft-page-break/></text:p>
      <text:p text:style-name="P4"/>
      <text:p text:style-name="P4"/>
      <text:p text:style-name="P4"><text:tab/><text:tab/></text:p>
      <text:p text:style-name="P8"><draw:line text:anchor-type="char" draw:z-index="2" draw:style-name="gr1" draw:text-style-name="P21" svg:x1="0in" svg:y1="0.161in" svg:x2="6.1252in" svg:y2="0.161in"><text:p/></draw:line></text:p>
      <text:p text:style-name="Standard"><text:span text:style-name="T1">Technical Details:</text:span></text:p>
      <text:p text:style-name="Standard"><text:span text:style-name="T13">HTML5, CSS3, JavaScript (ES6+), ReactJS</text:span><text:span text:style-name="T16"> (for </text:span><text:span text:style-name="T13">Intuitive and responsive user interface design,)</text:span></text:p>
      <text:p text:style-name="Text_20_body"><text:s/>Node.js, Express.js(RESTful API development for backend logic).</text:p>
      <text:p text:style-name="Text_20_body">MongoDB (NoSQL)( Storage of task-related data in a scalable format.)</text:p>
      <text:p text:style-name="Text_20_body">WebSocket ( Facilitate real-time communication for immediate updates.)</text:p>
      <text:p text:style-name="Text_20_body">Git (versioning, collaboration, and change management.)</text:p>
      <text:p text:style-name="Text_20_body">HTTPS (Input validation, sanitization for secure data transmission.)</text:p>
      <text:p text:style-name="Text_20_body"/>
      <text:p text:style-name="Text_20_body"/>
      <text:p text:style-name="Text_20_body"/>
      <text:p text:style-name="Text_20_body"/>
      <text:p text:style-name="Text_20_body"/>
      <text:p text:style-name="Standard"><text:span text:style-name="T13"/></text:p>
      <text:p text:style-name="Standard"><text:span text:style-name="T1">Details of Methodology/ Approach of Development- </text:span></text:p>
      <text:p text:style-name="Standard"><text:span text:style-name="T1"/></text:p>
      <text:p text:style-name="P13">Adopt an Agile development methodology with iterative sprints to enhance flexibility and responsiveness to changing requirements.</text:p>
      <text:p text:style-name="P17">Regularly conduct code reviews and testing to maintain code quality and identify potential issues early in the development process.</text:p>
      <text:p text:style-name="P2"/>
      <text:p text:style-name="Standard"><text:span text:style-name="T1">Tools/ Languages to be used – </text:span></text:p>
      <text:list xml:id="list6992026307389163985" text:style-name="L4">
        <text:list-item>
          <text:p text:style-name="P14">Frontend: HTML5, CSS3, JavaScript, ReactJS</text:p>
        </text:list-item>
        <text:list-item>
          <text:p text:style-name="P15">Backend: Node.js, Express.js, MongoDB</text:p>
        </text:list-item>
        <text:list-item>
          <text:p text:style-name="P15">Authentication: JWT (JSON Web Tokens)</text:p>
        </text:list-item>
        <text:list-item>
          <text:p text:style-name="P15">Real-time Updates: WebSocket</text:p>
        </text:list-item>
        <text:list-item>
          <text:p text:style-name="P16">Version Control: Git</text:p>
        </text:list-item>
      </text:list>
      <text:p text:style-name="P1"><text:span text:style-name="T1"/></text:p>
      <text:p text:style-name="P3"/>
      <text:p text:style-name="P9"><draw:line text:anchor-type="char" draw:z-index="3" draw:style-name="gr1" draw:text-style-name="P21" svg:x1="0.0626in" svg:y1="0.0217in" svg:x2="6.1878in" svg:y2="0.0217in"><text:p/></draw:line></text:p>
      <text:p text:style-name="P3">Synopsis Status</text:p>
      <text:p text:style-name="Standard"><text:span text:style-name="T1">Faculty Remark-</text:span></text:p>
      <text:p text:style-name="P3">Approved / Approved with Changes / Not Approved</text:p>
      <text:p text:style-name="P2"/>
      <text:p text:style-name="P2"/>
      <text:p text:style-name="P2"/>
      <text:p text:style-name="P2"><text:soft-page-break/>Signature -<text:tab/><text:tab/><text:tab/><text:tab/><text:tab/><text:tab/><text:tab/>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Batang" svg:font-family="Batang, 바탕"/>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Arial2" svg:font-family="Arial" style:font-family-generic="swiss"/>
    <style:font-face style:name="SimSun1" svg:font-family="SimSun, 宋体"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SimSun1" style:font-size-asian="12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paragraph-properties fo:margin-top="0.1945in" fo:margin-bottom="0.1945in"/>
      <style:text-properties style:font-name-asian="Batang" style:language-asian="ko" style:country-asian="KR"/>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text-properties style:font-name="Monotype Corsiva" fo:font-size="24pt" style:font-size-asian="24pt" style:font-name-complex="Monotype Corsiva" style:font-size-complex="24pt"/>
    </style:style>
    <style:style style:name="MP2" style:family="paragraph" style:parent-style-name="Footer">
      <style:paragraph-properties fo:text-align="center" style:justify-single-word="false"/>
    </style:style>
    <style:style style:name="MT1" style:family="text">
      <style:text-properties fo:font-weight="bold" style:font-weight-asian="bold" style:font-weight-complex="bold"/>
    </style:style>
    <style:page-layout style:name="Mpm1">
      <style:page-layout-properties fo:page-width="8.5in" fo:page-height="11in" style:num-format="1" style:print-orientation="portrait" fo:margin-top="0.3in" fo:margin-bottom="0.3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374in" fo:margin-bottom="0.0984in" style:dynamic-spacing="true"/>
      </style:header-style>
      <style:footer-style>
        <style:header-footer-properties fo:min-height="0.039in" fo:margin-top="0in" style:dynamic-spacing="true"/>
      </style:footer-style>
    </style:page-layout>
    <style:page-layout style:name="Mpm2">
      <style:page-layout-properties fo:page-width="8.5in" fo:page-height="11in" style:num-format="1" style:print-orientation="portrait" fo:margin-top="0.4374in" fo:margin-bottom="0.3126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Department of Computer Science &amp; Engineering</text:p>
      </style:header>
      <style:footer>
        <text:p text:style-name="MP2"><text:span text:style-name="MT1">Jaypee University of Engineering &amp; Technology, Guna (MP)</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YNOPSIS OF THE B</dc:title>
    <meta:creation-date>2024-01-15T11:28:46.19</meta:creation-date>
    <dc:date>2024-01-15T12:00:08.78</dc:date>
    <meta:editing-cycles>123</meta:editing-cycles>
    <meta:editing-duration>PT1H39M11S</meta:editing-duration>
    <meta:document-statistic meta:table-count="0" meta:image-count="0" meta:object-count="0" meta:page-count="4" meta:paragraph-count="46" meta:word-count="402" meta:character-count="3240"/>
    <meta:generator>OpenOffice/4.0.1$Win32 OpenOffice.org_project/401m5$Build-9714</meta:generator>
    <meta:user-defined meta:name="__Grammarly_42___1">H4sIAAAAAAAEAKtWcslP9kxRslIyNDY0NDE0NbWwMDE0MzE1MbVQ0lEKTi0uzszPAykwrAUARpLHvSwAAAA=</meta:user-defined>
    <meta:user-defined meta:name="__Grammarly_42____i">H4sIAAAAAAAEAKtWckksSQxILCpxzi/NK1GyMqwFAAEhoTITAAAA</meta:user-defined>
  </office:meta>
</office:document-meta>
</file>